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iraCode Nerd Font" svg:font-family="'FiraCode Nerd Fon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Code Nerd Font" fo:font-size="10pt" style:font-size-asian="10pt" style:font-size-complex="10pt"/>
    </style:style>
    <style:style style:name="P2" style:family="paragraph" style:parent-style-name="Standard">
      <style:text-properties style:font-name="FiraCode Nerd Font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bhook : item_created</text:p>
      <text:p text:style-name="P1">{</text:p>
      <text:p text:style-name="P1"><text:s text:c="2"/>"content": {</text:p>
      <text:p text:style-name="P1"><text:s text:c="4"/>"item_id": 4568477,</text:p>
      <text:p text:style-name="P1"><text:s text:c="4"/>"user_uuid": "766b2f5d-a942-492c-9ea7-2e5aa88cb672"</text:p>
      <text:p text:style-name="P1"><text:s text:c="2"/>},</text:p>
      <text:p text:style-name="P1"><text:s text:c="2"/>"timestamp": 1612782588323,</text:p>
      <text:p text:style-name="P1"><text:s text:c="2"/>"type": "item.created"</text:p>
      <text:p text:style-name="P1">}</text:p>
      <text:p text:style-name="P1"/>
      <text:p text:style-name="P2">webhook : item.account.created</text:p>
      <text:p text:style-name="P1">{</text:p>
      <text:p text:style-name="P1"><text:s text:c="2"/>"content": {</text:p>
      <text:p text:style-name="P1"><text:s text:c="4"/>"account_id": 22908770,</text:p>
      <text:p text:style-name="P1"><text:s text:c="4"/>"balance": 1678.12,</text:p>
      <text:p text:style-name="P1"><text:s text:c="4"/>"item_id": 4568477,</text:p>
      <text:p text:style-name="P1"><text:s text:c="4"/>"user_uuid": "766b2f5d-a942-492c-9ea7-2e5aa88cb672"</text:p>
      <text:p text:style-name="P1"><text:s text:c="2"/>},</text:p>
      <text:p text:style-name="P1"><text:s text:c="2"/>"timestamp": 1612782588323,</text:p>
      <text:p text:style-name="P1"><text:s text:c="2"/>"type": "item.account.created"</text:p>
      <text:p text:style-name="P1">}</text:p>
      <text:p text:style-name="P1"/>
      <text:p text:style-name="P2">webhook : item.account.updated</text:p>
      <text:p text:style-name="P1">{</text:p>
      <text:p text:style-name="P1"><text:s text:c="2"/>"content": {</text:p>
      <text:p text:style-name="P1"><text:s text:c="4"/>"account_id": 22908770,</text:p>
      <text:p text:style-name="P1"><text:s text:c="4"/>"balance": 1678.12,</text:p>
      <text:p text:style-name="P1"><text:s text:c="4"/>"item_id": 4568477,</text:p>
      <text:p text:style-name="P1"><text:s text:c="4"/>"nb_deleted_transactions": 0,</text:p>
      <text:p text:style-name="P1"><text:s text:c="4"/>"nb_new_transactions": 15,</text:p>
      <text:p text:style-name="P1"><text:s text:c="4"/>"nb_updated_transactions": 0,</text:p>
      <text:p text:style-name="P1"><text:s text:c="4"/>"user_uuid": "766b2f5d-a942-492c-9ea7-2e5aa88cb672"</text:p>
      <text:p text:style-name="P1"><text:s text:c="2"/>},</text:p>
      <text:p text:style-name="P1"><text:s text:c="2"/>"timestamp": 1612782588323,</text:p>
      <text:p text:style-name="P1"><text:s text:c="2"/>"type": "item.account.updated"</text:p>
      <text:p text:style-name="P1">}</text:p>
      <text:p text:style-name="P1"/>
      <text:p text:style-name="P2">webhook : item.account.deleted</text:p>
      <text:p text:style-name="P1">{</text:p>
      <text:p text:style-name="P1"><text:tab/>"content": {</text:p>
      <text:p text:style-name="P1"><text:tab/>"user_uuid": "4568f180-03ea-4915-af47-f266f06b6949",</text:p>
      <text:p text:style-name="P1"><text:tab/>"item_id": 8390176,</text:p>
      <text:p text:style-name="P1"><text:tab/>"account_id": 38439071</text:p>
      <text:p text:style-name="P1"><text:tab/>},</text:p>
      <text:p text:style-name="P1"><text:tab/>"timestamp": 1694506737325,</text:p>
      <text:p text:style-name="P1"><text:tab/>"type": "item.account.deleted"</text:p>
      <text:p text:style-name="P1">}</text:p>
      <text:p text:style-name="P1"/>
      <text:p text:style-name="P2">webhook : item.refreshed</text:p>
      <text:p text:style-name="P1">{</text:p>
      <text:p text:style-name="P1"><text:s text:c="2"/>"content": {</text:p>
      <text:p text:style-name="P1"><text:s text:c="4"/>"full_refresh": false,</text:p>
      <text:p text:style-name="P1"><text:s text:c="4"/>"item_id": 4568565,</text:p>
      <text:p text:style-name="P1"><text:s text:c="4"/>"status_code": 0,</text:p>
      <text:p text:style-name="P1"><text:s text:c="4"/>"status_code_info": "OK",</text:p>
      <text:p text:style-name="P1"><text:s text:c="4"/>"user_uuid": "766b2f5d-a942-492c-9ea7-2e5aa88cb672"</text:p>
      <text:p text:style-name="P1"><text:s text:c="2"/>},</text:p>
      <text:p text:style-name="P1"><text:s text:c="2"/>"timestamp": 1612783550980,</text:p>
      <text:p text:style-name="P1"><text:s text:c="2"/>"type": "item.refreshed",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iraCode Nerd Font" svg:font-family="'FiraCode Nerd Fon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64cm" fo:margin-bottom="1.12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1T00:13:44.058935202</meta:creation-date>
    <dc:date>2024-01-21T00:17:25.006968867</dc:date>
    <meta:editing-duration>PT3M41S</meta:editing-duration>
    <meta:editing-cycles>1</meta:editing-cycles>
    <meta:document-statistic meta:table-count="0" meta:image-count="0" meta:object-count="0" meta:page-count="1" meta:paragraph-count="56" meta:word-count="102" meta:character-count="1204" meta:non-whitespace-character-count="1047"/>
    <meta:generator>LibreOffice/6.4.7.2$Linux_X86_64 LibreOffice_project/40$Build-2</meta:generator>
  </office:meta>
</office:document-meta>
</file>